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multiscripts>
        <mi>T</mi>
        <mprescripts/>
        <mn>1</mn>
        <mn>0</mn>
      </mmultiscripts>
      <mo stretchy="false">=</mo>
      <mrow>
        <mo fence="true" stretchy="true">[</mo>
        <mrow>
          <mtable>
            <mtr>
              <mtd>
                <mrow/>
              </mtd>
              <mtd>
                <mmultiscripts>
                  <mi>R</mi>
                  <mprescripts/>
                  <mn>1</mn>
                  <mn>0</mn>
                </mmultiscripts>
              </mtd>
              <mtd>
                <mrow/>
              </mtd>
              <mtd>
                <mover accent="true">
                  <mmultiscripts>
                    <mi>v</mi>
                    <mprescripts/>
                    <mn>1</mn>
                    <mn>0</mn>
                  </mmultiscripts>
                  <mo stretchy="true">⃗</mo>
                </mover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T lsup { 0 } lsub { 1 } = left [ matrix { {} # R lsup { 0 } lsub { 1 } # {} # widevec { v } lsup { 0 } lsub { 1 } ## 0 # 0 # 0 # 1 }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4:37:39.724989800</meta:creation-date>
    <dc:date>2019-06-07T05:14:19.918597622</dc:date>
    <meta:editing-duration>PT15M18S</meta:editing-duration>
    <meta:editing-cycles>3</meta:editing-cycles>
    <meta:generator>LibreOffice/6.2.4.2.0$Linux_X86_64 LibreOffice_project/b154c0ac6cf11bc010cb60509e6db2f74a9a9fa3</meta:generator>
  </office:meta>
</office:document-meta>
</file>